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205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0">
      <style:table-cell-properties fo:background-color="#dddddd" style:cell-protect="none" style:print-content="true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36"/>
    <style:style style:name="ce43" style:family="table-cell" style:parent-style-name="Default" style:data-style-name="N129"/>
    <style:style style:name="ce44" style:family="table-cell" style:parent-style-name="Default" style:data-style-name="N134"/>
    <style:style style:name="ce45" style:family="table-cell" style:parent-style-name="Default" style:data-style-name="N142"/>
    <style:style style:name="ce46" style:family="table-cell" style:parent-style-name="Default"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s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8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9" office:value-type="string" calcext:value-type="string">
            <text:p>Cat amount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37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s' Association" calcext:value-type="string">
            <text:p>Home Owners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2"/>
        <table:table-column table:style-name="co11" table:default-cell-style-name="Default"/>
        <table:table-column table:style-name="co12" table:default-cell-style-name="ce45"/>
        <table:table-column table:style-name="co13" table:default-cell-style-name="ce42"/>
        <table:table-column table:style-name="co13" table:visibility="collapse" table:default-cell-style-name="ce42"/>
        <table:table-column table:style-name="co14" table:default-cell-style-name="ce45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Budget Summa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3" table:formula="of:=['Budget Planner'.D74]" office:value-type="currency" office:currency="ZAR" office:value="815758" calcext:value-type="currency">
            <text:p>R 815,758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3" table:formula="of:=['Budget Planner'.C74]" office:value-type="currency" office:currency="ZAR" office:value="841525" calcext:value-type="currency">
            <text:p>R 841,525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8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Expenses by catego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6"/>
          <table:table-cell table:style-name="ce46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style-name="ce44" table:formula="of:=INDEX(['Budget Planner'.F$14:'Budget Planner'.F$181];['Previous Year Financials'.I17])" office:value-type="float" office:value="119000" calcext:value-type="float">
            <text:p>R 119,0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47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style-name="ce44" table:formula="of:=INDEX(['Budget Planner'.F$14:'Budget Planner'.F$181];['Previous Year Financials'.I18])" office:value-type="float" office:value="182000" calcext:value-type="float">
            <text:p>R 182,0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47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style-name="ce44" table:formula="of:=INDEX(['Budget Planner'.F$14:'Budget Planner'.F$181];['Previous Year Financials'.I19])" office:value-type="float" office:value="33950" calcext:value-type="float">
            <text:p>R 33,95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style-name="ce44" table:formula="of:=INDEX(['Budget Planner'.F$14:'Budget Planner'.F$181];['Previous Year Financials'.I20])" office:value-type="float" office:value="117000" calcext:value-type="float">
            <text:p>R 117,0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style-name="ce44" table:formula="of:=INDEX(['Budget Planner'.F$14:'Budget Planner'.F$181];['Previous Year Financials'.I21])" office:value-type="float" office:value="94550" calcext:value-type="float">
            <text:p>R 94,55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style-name="ce44" table:formula="of:=INDEX(['Budget Planner'.F$14:'Budget Planner'.F$181];['Previous Year Financials'.I22])" office:value-type="float" office:value="71000" calcext:value-type="float">
            <text:p>R 71,0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style-name="ce44" table:formula="of:=INDEX(['Budget Planner'.F$14:'Budget Planner'.F$181];['Previous Year Financials'.I23])" office:value-type="float" office:value="166700" calcext:value-type="float">
            <text:p>R 166,7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s' Association" calcext:value-type="string">
            <text:p>Home Owners' Association</text:p>
          </table:table-cell>
          <table:table-cell table:style-name="ce44" table:formula="of:=INDEX(['Budget Planner'.F$14:'Budget Planner'.F$181];['Previous Year Financials'.I24])" office:value-type="float" office:value="27258" calcext:value-type="float">
            <text:p>R 27,258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style-name="ce44" table:formula="of:=INDEX(['Budget Planner'.F$14:'Budget Planner'.F$181];['Previous Year Financials'.I25])" office:value-type="float" office:value="4300" calcext:value-type="float">
            <text:p>R 4,3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2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4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44">
      <number:number number:min-integer-digits="1"/>
      <number:text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3:13:49.844695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5T13:14:25.468856998</dc:date>
    <meta:editing-duration>PT10H52M49S</meta:editing-duration>
    <meta:editing-cycles>54</meta:editing-cycles>
    <meta:generator>LibreOffice/5.0.6.2$Linux_X86_64 LibreOffice_project/00$Build-2</meta:generator>
    <meta:document-statistic meta:table-count="4" meta:cell-count="1585" meta:object-count="0"/>
  </office:meta>
</office:document-meta>
</file>